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4" style:family="paragraph" style:parent-style-name="Title">
      <style:paragraph-properties fo:break-before="page"/>
    </style:style>
    <style:style style:name="P5" style:family="paragraph" style:parent-style-name="Frame_20_Contents_20_J" style:master-page-name="">
      <loext:graphic-properties draw:fill="none"/>
      <style:paragraph-properties fo:margin-left="7.999cm" fo:margin-right="0cm" fo:text-align="justify" style:justify-single-word="false" fo:text-indent="0cm" style:auto-text-indent="false" style:page-number="auto" fo:background-color="transparent">
        <style:tab-stops>
          <style:tab-stop style:position="0.235cm"/>
        </style:tab-stops>
      </style:paragraph-properties>
    </style:style>
    <style:style style:name="T1" style:family="text">
      <style:text-properties officeooo:rsid="0011d3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SIDADE FEDERAL DO RIO GRANDE DO SUL</text:p>
      <text:p text:style-name="Title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GIULIANO NETTO FLORES CRUZ</text:p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/>
      <text:p text:style-name="Subtitle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PORTO ALEGRE, RS</text:p>
      <text:p text:style-name="Subtitle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Frame_20_contents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Frame_20_contents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Frame_20_contents"/>
      <text:p text:style-name="Frame_20_contents">Academic Adviser: Prof. Paulo J. Saraiva, Msc.</text:p>
      <text:p text:style-name="Frame_20_contents">Form Teacher: Prof. Alexandre M. Fuentefria, PhD.</text:p>
      <text:p text:style-name="Frame_20_contents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Frame_20_contents">Porto Alegre, RS</text:p>
      <text:p text:style-name="Frame_20_contents">2018</text:p>
      <text:p text:style-name="P2"><text:soft-page-break/></text:p>
      <text:p text:style-name="Title">ABSTRACT</text:p>
      <text:p text:style-name="Title"/>
      <text:p text:style-name="Title"/>
      <text:p text:style-name="P4">INTRODUCTION</text:p>
      <text:p text:style-name="Text_20_body">Idiopathic Pulmonary Fibrosis (IPF) is a deadly disease <text:span text:style-name="T1">for which</text:span> <text:span text:style-name="T1">there is currently no available cure</text:span>. </text:p>
      <text:p text:style-name="Text_20_body"/>
      <text:p text:style-name="Preformatted_20_Text"/>
      <text:p text:style-name="Title"/>
      <text:p text:style-name="P4"/>
      <text:p text:style-name="P4">BIBLIOGRAPHICAL <text:s/>REVIEW</text:p>
      <text:p text:style-name="Preformatted_20_Text"/>
      <text:p text:style-name="Preformatted_20_Text"/>
      <text:p text:style-name="Title"/>
      <text:p text:style-name="P4">METHODS</text:p>
      <text:p text:style-name="Preformatted_20_Text"/>
      <text:p text:style-name="Title"/>
      <text:p text:style-name="P4">RESULTS AND DISCUSSION</text:p>
      <text:p text:style-name="Preformatted_20_Text"/>
      <text:p text:style-name="Title"/>
      <text:p text:style-name="P4">CONCLUSION</text:p>
      <text:p text:style-name="Preformatted_20_Text"/>
      <text:p text:style-name="Title"/>
      <text:p text:style-name="P4">REFERENCES</text:p>
      <text:p text:style-name="Preformatted_20_Text"/>
      <text:p text:style-name="Title"/>
      <text:p text:style-name="P4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line-height="200%" fo:text-align="center" style:justify-single-word="false" style:page-number="auto"/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line-height="150%" fo:text-align="center" style:justify-single-word="false"/>
      <style:text-properties style:font-name="Arial" fo:font-family="Arial" style:font-style-name="Negrito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line-height="150%"/>
      <style:text-properties fo:font-size="12pt" fo:font-weight="normal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cm" loext:contextual-spacing="false" fo:line-height="150%" fo:text-align="center" style:justify-single-word="false"/>
      <style:text-properties fo:font-size="16pt" fo:font-weight="bold" style:font-size-asian="18pt" style:font-size-complex="18pt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style:font-size-asian="10.5pt"/>
    </style:style>
    <style:style style:name="Frame_20_Contents_20_J" style:display-name="Frame Contents J" style:family="paragraph" style:parent-style-name="Frame_20_contents">
      <style:paragraph-properties fo:text-align="justify" style:justify-single-word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23:05:43.858445427</dc:date>
    <meta:editing-duration>PT15M31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11" meta:paragraph-count="23" meta:word-count="111" meta:character-count="796" meta:non-whitespace-character-count="705"/>
  </office:meta>
</office:document-meta>
</file>